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officeooo:rsid="001a9b2f" officeooo:paragraph-rsid="001a9b2f" style:font-size-asian="12pt" style:font-size-complex="12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ebung 1</text:p>
      <text:p text:style-name="P1">1b)<text:span text:style-name="T1"> IP-Adresse, die die Antwort sendet </text:span></text:p>
      <text:p text:style-name="P1"><text:span text:style-name="T1"><text:tab/>216.58.210.14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2:04:53.544111165</meta:creation-date>
    <meta:generator>LibreOffice/5.1.6.2$Linux_X86_64 LibreOffice_project/10m0$Build-2</meta:generator>
    <dc:date>2018-10-08T12:08:04.719789688</dc:date>
    <meta:editing-duration>PT3M11S</meta:editing-duration>
    <meta:editing-cycles>1</meta:editing-cycles>
    <meta:document-statistic meta:table-count="0" meta:image-count="0" meta:object-count="0" meta:page-count="1" meta:paragraph-count="3" meta:word-count="9" meta:character-count="62" meta:non-whitespace-character-count="53"/>
  </office:meta>
</office:document-meta>
</file>